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cd"/>
      <style:text-properties fo:color="#c9211e"/>
    </style:style>
    <style:style style:name="ce3" style:family="table-cell" style:parent-style-name="Default">
      <style:table-cell-properties fo:background-color="#8a2be2"/>
    </style:style>
    <style:style style:name="ce4" style:family="table-cell" style:parent-style-name="Default">
      <style:table-cell-properties fo:background-color="#808000"/>
    </style:style>
    <style:style style:name="ce5" style:family="table-cell" style:parent-style-name="Default">
      <style:table-cell-properties fo:background-color="#ee82ee"/>
    </style:style>
    <style:style style:name="ce6" style:family="table-cell" style:parent-style-name="Default">
      <style:table-cell-properties fo:background-color="#cc0000"/>
      <style:text-properties fo:color="#cc0000"/>
    </style:style>
    <style:style style:name="ce15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ext-properties fo:color="#cc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Raphael Nogueira Rezende Laroca Pinto</text:p>
          </table:table-cell>
          <table:table-cell table:style-name="ce2"/>
          <table:table-cell table:number-columns-repeated="3"/>
        </table:table-row>
        <table:table-row table:style-name="ro1">
          <table:table-cell table:style-name="Default" office:value-type="string" calcext:value-type="string">
            <text:p>Antônio Marcos Da Silva Júnior</text:p>
          </table:table-cell>
          <table:table-cell table:style-name="ce3"/>
          <table:table-cell table:number-columns-repeated="3"/>
        </table:table-row>
        <table:table-row table:style-name="ro1">
          <table:table-cell table:style-name="Default" office:value-type="string" calcext:value-type="string">
            <text:p>João Victor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Adriano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quisitos Funcionais*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eito Por</text:p>
          </table:table-cell>
          <table:table-cell table:style-name="ce1" office:value-type="string" calcext:value-type="string">
            <text:p>Data de Previsão de Inicio</text:p>
          </table:table-cell>
          <table:table-cell table:style-name="ce1" office:value-type="string" calcext:value-type="string">
            <text:p>Data de Termino</text:p>
          </table:table-cell>
        </table:table-row>
        <table:table-row table:style-name="ro1">
          <table:table-cell office:value-type="string" calcext:value-type="string">
            <text:p>1<text:span text:style-name="T1">- Sistema de Renderização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 Sistema de Layers de Renderiz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 Sistema de Input Via Tec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 Jogador OffLine e ún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 Movimento Quaddirecional do Jog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Sistema de Animação Baseado em Sprite-Shee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 Suporte para Shaders em GL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 Carregamento de Níveis Via Arqui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 Níveis e Objetos Baseados em Tiles. (Bloc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10-</text:span>Sistema de Colisão de Objet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Sistema de UI de J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Sistema de Dialogo com leitura de arquivos externo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Sistema de combate em tur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- IA de combate para NPC’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 Permanência de Dados entre seções de J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-Sistema de Inventario do Jog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Sistema de Equipamento/Arm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Sistema de Magia Si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- Passagem do tempo no mundo do jog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 IA de comportamento de NPC’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 Sistema de áudio simples, com capacidade para até 8 áudios simultâne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- Sistema de Interface Ma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- Sistema de Interface de Comb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 Sistema de Comercio entre NPC e Play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 Sistema de Alimentação e Po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Descrição mais detalhada no documento anexo.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Requisitos Não Funcionai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 calcext:value-type="string">
            <text:p>1- O jogo deve ser programado em C++.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 calcext:value-type="string">
            <text:p>2- O jogo deve ter suporte em múltiplos sistemas operacionais.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 calcext:value-type="string">
            <text:p>3- O jogo deve ser 2D e não utilizar Engines Prontas.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 calcext:value-type="string">
            <text:p>4- O jogo deve possuir apenas input via teclado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5- O jogo deve ser capaz de rodar na máquina descrita abaixo com performance aceitável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6- A programação deve ser feita inteiramente em Linux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7- O jogo deve ter seu estilo em PixelAr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8- O jogo deve ter o mundo baseado em Tiles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9- O jogo deve acompanhar um manual escrito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10- O jogo não deve possuir DRM.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7:57:34.1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4-09T19:08:51.082000000</dc:date>
    <meta:editing-duration>PT52M58S</meta:editing-duration>
    <meta:editing-cycles>4</meta:editing-cycles>
    <meta:document-statistic meta:table-count="1" meta:cell-count="46" meta:object-count="0"/>
  </office:meta>
</office:document-meta>
</file>